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ring mk[snumber.size()-1];</text:p>
      <text:p text:style-name="Standard"><text:s text:c="4"/>int x=0;</text:p>
      <text:p text:style-name="Standard"><text:s text:c="4"/>int y=0;</text:p>
      <text:p text:style-name="Standard"><text:s text:c="4"/>int yt=0;</text:p>
      <text:p text:style-name="Standard"><text:s text:c="8"/>for(;;){</text:p>
      <text:p text:style-name="Standard"><text:s text:c="8"/>while(x&lt;=snumber.size()-1){</text:p>
      <text:p text:style-name="Standard"/>
      <text:p text:style-name="Standard"><text:s text:c="36"/>if(iko[x][y]&gt;0){</text:p>
      <text:p text:style-name="Standard"><text:s text:c="56"/>mk[y]+=iko[x][y];</text:p>
      <text:p text:style-name="Standard"/>
      <text:p text:style-name="Standard"><text:s text:c="36"/>}x+=1;</text:p>
      <text:p text:style-name="Standard"><text:s text:c="32"/>}</text:p>
      <text:p text:style-name="Standard"><text:s text:c="32"/>y+=1;</text:p>
      <text:p text:style-name="Standard"><text:s text:c="32"/>x=0;</text:p>
      <text:p text:style-name="Standard"><text:s text:c="32"/>if(y&gt;=rowsx-1){break;}</text:p>
      <text:p text:style-name="Standard"><text:s text:c="32"/>cout&lt;&lt;"exiting the creation with value of ::== " &lt;&lt; mk[y-1] &lt;&lt;"\n";yt+=1;</text:p>
      <text:p text:style-name="Standard"><text:s text:c="8"/>}</text:p>
      <text:p text:style-name="Standard"><text:s text:c="8"/>cout&lt;&lt;"fully exiting the creation with yt " &lt;&lt; yt &lt;&lt;"\n";</text:p>
      <text:p text:style-name="Standard"><text:s text:c="8"/>cout&lt;&lt;"----showing the main digits of the main number \n";</text:p>
      <text:p text:style-name="Standard"><text:s text:c="8"/>for(int i=0;i&lt;=snumber.size()-1;i++){cout&lt;&lt;snumber.at(i) &lt;&lt; "" ;}</text:p>
      <text:p text:style-name="Standard"><text:s text:c="8"/>cout&lt;&lt;"\n";</text:p>
      <text:p text:style-name="Standard"><text:s text:c="8"/>yt=yt-1;</text:p>
      <text:p text:style-name="Standard"><text:s text:c="8"/>cout&lt;&lt;"---------with the appropriate created values---------\n";</text:p>
      <text:p text:style-name="Standard"/>
      <text:p text:style-name="Standard"><text:s text:c="8"/>for(int i=0;i&lt;=yt;i++){//snumber.size()-1</text:p>
      <text:p text:style-name="Standard"><text:s text:c="16"/>cout &lt;&lt;"i " &lt;&lt; i &lt;&lt; " vl " &lt;&lt; mk[i] <text:s/>&lt;&lt;"\n";</text:p>
      <text:p text:style-name="Standard"><text:s text:c="8"/>}</text:p>
      <text:p text:style-name="Standard"><text:s text:c="8"/>cout&lt;&lt;"the rows to send are " &lt;&lt; yt &lt;&lt;"\n";</text:p>
      <text:p text:style-name="Standard"><text:s text:c="8"/>for(int i=0;i&lt;=snumber.size()-1;i++){cout&lt;&lt;snumber.at(i) &lt;&lt; " " ; }</text:p>
      <text:p text:style-name="Standard"><text:s text:c="8"/>cout&lt;&lt;"\n";</text:p>
      <text:p text:style-name="Standard"><text:s text:c="8"/>cout&lt;&lt;"-----------------------------------------\n";</text:p>
      <text:p text:style-name="Standard"><text:s text:c="8"/>x=0;</text:p>
      <text:p text:style-name="Standard"><text:s text:c="8"/>y=0;</text:p>
      <text:p text:style-name="Standard"><text:s text:c="8"/>cout&lt;&lt;"the rows to send are " &lt;&lt; yt &lt;&lt;"\n";</text:p>
      <text:p text:style-name="Standard"><text:s text:c="8"/>for(;;){</text:p>
      <text:p text:style-name="Standard"><text:s text:c="20"/>while(y&lt;=snumber.size()-1){</text:p>
      <text:p text:style-name="Standard"><text:s text:c="28"/>cout&lt;&lt;mk[x][y] &lt;&lt; " " ;</text:p>
      <text:p text:style-name="Standard"><text:s text:c="28"/>y+=1;</text:p>
      <text:p text:style-name="Standard"><text:s text:c="20"/>}</text:p>
      <text:p text:style-name="Standard"><text:s text:c="20"/>cout&lt;&lt;"\n";</text:p>
      <text:p text:style-name="Standard"><text:s text:c="20"/>y=0;</text:p>
      <text:p text:style-name="Standard"><text:s text:c="20"/>x+=1;</text:p>
      <text:p text:style-name="Standard"><text:s text:c="20"/>if(x&gt;=snumber.size()-1){break;}</text:p>
      <text:p text:style-name="Standard"><text:s text:c="16"/>}</text:p>
      <text:p text:style-name="Standard"><text:s text:c="8"/>cout&lt;&lt;"\n";</text:p>
      <text:p text:style-name="Standard"><text:s text:c="8"/>cout&lt;&lt;"the rows to send are " &lt;&lt; yt &lt;&lt;"\n";</text:p>
      <text:p text:style-name="Standard"><text:s text:c="9"/>for(int i=0;i&lt;=yt;i++){</text:p>
      <text:p text:style-name="Standard"><text:s text:c="12"/>cout&lt;&lt; i &lt;&lt; " ::== " &lt;&lt; mk[i] &lt;&lt;" ";</text:p>
      <text:p text:style-name="Standard"><text:s text:c="12"/>gtd-&gt;num_to_dash_zwei(mk[i],yt);</text:p>
      <text:p text:style-name="Standard"><text:s text:c="12"/>cout&lt;&lt;"\n";</text:p>
      <text:p text:style-name="Standard"><text:s text:c="8"/>}</text:p>
      <text:p text:style-name="Standard"><text:s text:c="9"/>cout&lt;&lt;"count isia " &lt;&lt; gtd-&gt;isia &lt;&lt;"\n";</text:p>
      <text:p text:style-name="Standard"><text:soft-page-break/><text:s text:c="9"/>cout&lt;&lt;"count plagia " &lt;&lt;gtd-&gt;plagia&lt;&lt;"\n"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10:33:12.352350543</meta:creation-date>
    <dc:date>2025-11-18T10:33:40.240676578</dc:date>
    <meta:editing-duration>PT29S</meta:editing-duration>
    <meta:editing-cycles>1</meta:editing-cycles>
    <meta:document-statistic meta:table-count="0" meta:image-count="0" meta:object-count="0" meta:page-count="2" meta:paragraph-count="50" meta:word-count="157" meta:character-count="1908" meta:non-whitespace-character-count="1057"/>
    <meta:generator>LibreOffice/7.4.7.2$Linux_AARCH64 LibreOffice_project/40$Build-2</meta:generator>
  </office:meta>
</office:document-meta>
</file>